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5eff2"/>
    </style:style>
    <style:style style:name="P3" style:family="paragraph" style:parent-style-name="Standard">
      <style:paragraph-properties fo:text-align="justify" style:justify-single-word="false"/>
      <style:text-properties officeooo:rsid="0015eff2" officeooo:paragraph-rsid="0015eff2"/>
    </style:style>
    <style:style style:name="T1" style:family="text">
      <style:text-properties style:font-name="Arial" fo:font-size="12pt" fo:font-style="normal" fo:font-weight="bold"/>
    </style:style>
    <style:style style:name="T2" style:family="text">
      <style:text-properties fo:font-size="12pt" fo:font-style="normal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variant="normal" fo:text-transform="none" fo:color="#d9ead3" style:font-name="DejaVu Sans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ffffff" style:font-name="Arial" fo:font-size="9.75pt" fo:letter-spacing="normal" fo:font-style="normal" fo:font-weight="bold" fo:background-color="#000000" loext:char-shading-value="0"/>
    </style:style>
    <style:style style:name="T7" style:family="text">
      <style:text-properties fo:font-variant="normal" fo:text-transform="none" fo:color="#ffffff" fo:letter-spacing="normal" fo:background-color="#000000" loext:char-shading-value="0"/>
    </style:style>
    <style:style style:name="T8" style:family="text">
      <style:text-properties fo:font-variant="normal" fo:text-transform="none" style:font-name="Arial" fo:font-size="9.75pt" fo:letter-spacing="normal" fo:font-style="normal" fo:font-weight="bold"/>
    </style:style>
    <style:style style:name="T9" style:family="text">
      <style:text-properties fo:font-variant="normal" fo:text-transform="none" style:font-name="Arial" fo:font-size="9.75pt" fo:letter-spacing="normal" fo:font-style="normal" fo:font-weight="bold" fo:background-color="#00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a um modelo E-R com entidades, relacionamentos e atributos para o caso a seguir.<text:line-break/>O banco de dados de uma empresa mantém informações sobre empregados, departamentos e projetos. Após a coleta de requisitos e a fase de análise, chegou-se à seguinte descrição para modelagem de dados:</text:p>
      <text:p text:style-name="P1"/>
      <text:p text:style-name="P1">1. A empresa é organizada em departamentos. Cada departamento possui um nome e código únicos, além de um empregado que gerencia o departamento. O banco de dados deve armazenar a data em que o empregado passou a gerenciar o departamento.</text:p>
      <text:p text:style-name="P1"/>
      <text:p text:style-name="P1">2. Cada departamento controla um certo número de projetos, cada qual com seu título e número únicos.</text:p>
      <text:p text:style-name="P1"/>
      <text:p text:style-name="P1">3. Para cada empregado, armazena-se seu nome, CPF, salário, sexo e data de nascimento. Cada empregado é vinculado a um único departamento, mas pode trabalhar em vários projetos que não são necessariamente controlados pelo seu departamento. Deve-se registrar no BD a carga horária semanal do empregado em cada projeto. Também deve-se manter informação sobre o supervisor direto de cada empregado.</text:p>
      <text:p text:style-name="P2">4. Deseja-se igualmente que o BD armazene dados de dependentes de cada empregado. Para cada dependente, mantém-se seu nome, sexo, data de nascimento e relação com o empregado.</text:p>
      <text:p text:style-name="P2"/>
      <text:p text:style-name="P2"/>
      <text:p text:style-name="P3">------------------------------------------------------------------------------------------------------------------------</text:p>
      <text:p text:style-name="P2"/>
      <text:p text:style-name="P1">Construa um modelo E-R com entidades, relacionamentos e atributos para o caso a seguir.<text:line-break/>Uma pequena locadora de vídeos possui ao redor de 2.000 DVDs cujo empréstimo deve ser controlado.<text:line-break/>Cada DVD possui um número. Para cada filme, é necessário saber seu título e sua categoria (comédia, drama, aventura, ...).<text:line-break/>Cada filme recebe um identificador próprio. Para cada DVD é controlado que filme ele contém. Para cada filme há pelo menos um DVD e cada DVD contém somente um filme. Alguns poucos filmes necessitam de 2 DVDs. <text:line-break/>Os clientes podem desejar encontrar filmes por categoria e também filmes estrelados por atores prediletos. Por isso, é necessário manter informação sobre atores que estrelam cada filme.<text:line-break/>A locadora possui muitos clientes cadastrados. Somente clientes cadastrados podem alugar DVDs. Para cada cliente é necessário saber seu nome, telefone e endereço. Além disso, cada cliente recebe um número de associado.<text:line-break/>Por fim, deseja-se saber que DVDs cada cliente tem emprestado no momento e qual o histórico de aluguéis efetuado.<text:line-break/>Um cliente pode ter vários DVDs alugados em um instante do tempo.</text:p>
      <text:p text:style-name="P3"/>
      <text:p text:style-name="P3">------------------------------------------------------------------------------------------------------------------------</text:p>
      <text:p text:style-name="P1"/>
      <text:p text:style-name="P1"/>
      <text:p text:style-name="P1">Banco de dados de um museu.<text:line-break/>Este modelo ER foi desenvolvido como exercício da disciplina de Fundamentos de Banco de Dados e visa demonstrar como é administrada uma exposição de obras de arte em um museu.<text:line-break/>O banco de dados de um museu de arte mantém várias informações sobre objetos, exposições e artistas, conforme a descrição abaixo.<text:line-break/>1. Todo objeto é criado por um artista. Para cada artista, mantém-se seu nome, data de nascimento e falecimento, país e estilo principal.<text:line-break/>2. Para cada objeto, mantém-se um código, título, estilo, ano de criação e descrição. Os objetos relevantes para o museu podem ser esculturas, pinturas ou de outros tipos. No caso de esculturas, registra-se largura, altura, peso e o material principal. Um tipo especial de escultura são as estátuas, para as quais armazena-se também o nome do homenageado. No caso de pinturas, armazena-se as dimensões e o tipo de moldura. Para outros tipos de objetos, armazena-se uma descrição do tipo.<text:line-break/>3. Os objetos podem compor exposições do museu. Cada exposição tem um nome, uma data inicial e uma data final. Toda exposição possui um conjunto de objetos expostos. Um objeto só pode estar <text:soft-page-break/>em uma exposição por vez, mas pode compor diferentes exposições ao longo do tempo.<text:line-break/>4. Os objetos cadastrados no museu podem ser do seu próprio acervo (objetos permanentes) ou podem ser emprestados temporariamente. No caso de objetos permanentes, mantém-se a data de aquisição, o custo, a fonte vendedora e seu estado de exposição (exposto ou não).<text:line-break/>5. No caso de objetos emprestados, mantém-se as datas de empréstimo e retorno do objeto, além da informação sobre a coleção de origem. Uma coleção é um conjunto temático de objetos mantidos por outra instituição, que podem ser emprestados para o museu quando necessário. Para cada coleção, mantém-se seu nome, descrição, pessoa responsável e telefone. 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5:15:12.643015785</meta:creation-date>
    <dc:date>2017-10-10T15:27:46.047380407</dc:date>
    <meta:editing-duration>PT12M38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2" meta:paragraph-count="9" meta:word-count="673" meta:character-count="4387" meta:non-whitespace-character-count="3720"/>
  </office:meta>
</office:document-meta>
</file>